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4" style:family="paragraph" style:parent-style-name="Standard" style:master-page-name="Standard">
      <style:paragraph-properties fo:text-align="center" style:justify-single-word="false" style:page-number="1"/>
    </style:style>
    <style:style style:name="P5" style:family="paragraph" style:parent-style-name="Frame_20_contents">
      <style:paragraph-properties fo:margin-left="0in" fo:margin-right="0in" fo:margin-top="0in" fo:margin-bottom="0.139in" loext:contextual-spacing="false" fo:line-height="0.1909in" fo:text-align="start" style:justify-single-word="false" fo:text-indent="0in" style:auto-text-indent="false"/>
    </style:style>
    <style:style style:name="P6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style:use-window-font-color="true"/>
    </style:style>
    <style:style style:name="P7" style:family="paragraph">
      <loext:graphic-properties draw:fill="solid" draw:fill-color="#4f81bd"/>
      <style:paragraph-properties fo:text-align="start"/>
      <style:text-properties fo:font-size="18pt"/>
    </style:style>
    <style:style style:name="P8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fo:font-weight="normal" style:font-name-asian="Calibri1" style:font-size-asian="11pt" style:font-style-asian="normal" style:font-weight-asian="normal" style:font-name-complex="Calibri1"/>
    </style:style>
    <style:style style:name="gr1" style:family="graphic" style:parent-style-name="Frame">
      <style:graphic-properties draw:stroke="solid" svg:stroke-width="0.0138in" svg:stroke-color="#31538f" draw:stroke-linejoin="miter" draw:fill="solid" draw:fill-color="#4f81bd" draw:textarea-vertical-align="middle" draw:auto-grow-height="false" fo:min-height="0in" fo:min-width="0.0425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2.0374in" fo:min-width="1.4528in" fo:padding-top="0.05in" fo:padding-bottom="0.05in" fo:padding-left="0.1in" fo:padding-right="0.1in" fo:wrap-option="wrap" fo:margin-left="0.1252in" fo:margin-right="0.1252in" fo:margin-top="0.05in" fo:margin-bottom="0.05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Practical Research 1 – TASK 5</text:span></text:p>
      <text:p text:style-name="P2"><text:span text:style-name="T1">Research Framework and Scope and Limitations of the Study</text:span></text:p>
      <text:p text:style-name="P3"/>
      <text:p text:style-name="Standard"><text:span text:style-name="T2">Name ____________________________________________</text:span></text:p>
      <text:p text:style-name="Standard"><text:span text:style-name="T2">Grade and Section __________________________________</text:span></text:p>
      <text:p text:style-name="Standard"><text:span text:style-name="T1">Proposed Topic</text:span><text:span text:style-name="T2"> </text:span>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"/>
      <text:p text:style-name="P1"><draw:custom-shape text:anchor-type="paragraph" draw:z-index="4" draw:name="Image1" draw:style-name="gr2" draw:text-style-name="P8" svg:width="1.6524in" svg:height="2.137in" svg:x="0.0972in" svg:y="0.0362in"><text:p text:style-name="P5"><text:span text:style-name="T3">Input</text:span></text:p><text:p text:style-name="P5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2" draw:style-name="gr2" draw:text-style-name="P8" svg:width="1.6524in" svg:height="2.137in" svg:x="2.4165in" svg:y="0.05in"><text:p text:style-name="P5"><text:span text:style-name="T3">Process</text:span></text:p><text:p text:style-name="P5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3" draw:style-name="gr2" draw:text-style-name="P8" svg:width="1.6524in" svg:height="2.137in" svg:x="4.6945in" svg:y="0.05in"><text:p text:style-name="P5"><text:span text:style-name="T3">Output</text:span></text:p><text:p text:style-name="P5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1"/>
      <text:p text:style-name="P1"/>
      <text:p text:style-name="Standard"><draw:custom-shape text:anchor-type="paragraph" draw:z-index="1" draw:name="Image4" draw:style-name="gr1" draw:text-style-name="P7" svg:width="0.298in" svg:height="0.2232in" svg:x="1.9165in" svg:y="0.1252in"><text:p text:style-name="P6"/><draw:enhanced-geometry draw:mirror-horizontal="false" draw:mirror-vertical="false" draw:text-areas="0 ?f8 ?f12 ?f9" svg:viewBox="0 0 0 0" draw:type="ooxml-rightArrow" draw:modifiers="50000 50000" draw:enhanced-path="M 0 ?f8 L ?f5 ?f8 ?f5 0 ?f14 ?f7 ?f5 ?f13 ?f5 ?f9 0 ?f9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?f11 -0"/><draw:equation draw:name="f13" draw:formula="logheight"/><draw:equation draw:name="f14" draw:formula="logwidth"/><draw:handle draw:handle-position="0 ?f8" draw:handle-range-y-maximum="100000" draw:handle-range-y-minimum="0"/><draw:handle draw:handle-position="?f5 0" draw:handle-range-x-maximum="?f1" draw:handle-range-x-minimum="0"/></draw:enhanced-geometry></draw:custom-shape><draw:custom-shape text:anchor-type="paragraph" draw:z-index="0" draw:name="Image5" draw:style-name="gr1" draw:text-style-name="P7" svg:width="0.298in" svg:height="0.2232in" svg:x="4.2917in" svg:y="0.111in"><text:p text:style-name="P6"/><draw:enhanced-geometry draw:mirror-horizontal="false" draw:mirror-vertical="false" draw:text-areas="0 ?f8 ?f12 ?f9" svg:viewBox="0 0 0 0" draw:type="ooxml-rightArrow" draw:modifiers="50000 50000" draw:enhanced-path="M 0 ?f8 L ?f5 ?f8 ?f5 0 ?f14 ?f7 ?f5 ?f13 ?f5 ?f9 0 ?f9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?f11 -0"/><draw:equation draw:name="f13" draw:formula="logheight"/><draw:equation draw:name="f14" draw:formula="logwidth"/><draw:handle draw:handle-position="0 ?f8" draw:handle-range-y-maximum="100000" draw:handle-range-y-minimum="0"/><draw:handle draw:handle-position="?f5 0" draw:handle-range-x-maximum="?f1" draw:handle-range-x-minimum="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2">Figure 1 Input-Process-Output Model of the Proposal</text:p>
      <text:p text:style-name="P1"/>
      <text:p text:style-name="P1">Scope of the study </text:p>
      <text:p text:style-name="P1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"/>
      <text:p text:style-name="P1">Limitation of the Study</text:p>
      <text:p text:style-name="P1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3" meta:word-count="43" meta:character-count="1248" meta:non-whitespace-character-count="1216"/>
    <meta:generator>LibreOfficeDev/6.0.5.2$Linux_X86_64 LibreOffice_project/</meta:generator>
  </office:meta>
</office:document-meta>
</file>